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4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45.77mm"/>
    </style:style>
    <style:style style:name="co6" style:family="table-column">
      <style:table-column-properties fo:break-before="auto" style:column-width="23.88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151.52mm"/>
    </style:style>
    <style:style style:name="co9" style:family="table-column">
      <style:table-column-properties fo:break-before="auto" style:column-width="72.92mm"/>
    </style:style>
    <style:style style:name="co10" style:family="table-column">
      <style:table-column-properties fo:break-before="auto" style:column-width="89.43mm"/>
    </style:style>
    <style:style style:name="co12" style:family="table-column">
      <style:table-column-properties fo:break-before="auto" style:column-width="118.3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2" table:default-cell-style-name="ce4"/>
        <table:table-column table:style-name="co3" table:number-columns-repeated="1014" table:default-cell-style-name="ce4"/>
        <table:table-row table:style-name="ro3">
          <table:table-cell table:style-name="ce1" office:value-type="string" calcext:value-type="string" table:number-columns-spanned="10" table:number-rows-spanned="1">
            <text:p>PYTHON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6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6" office:value-type="percentage" office:value="0.5" calcext:value-type="percentage">
            <text:p>50,00%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4"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3" table:style-name="ce6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style-name="ce5" office:value-type="percentage" office:value="1" calcext:value-type="percentage">
            <text:p>100,00%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 table:style-name="ce6" office:value-type="string" calcext:value-type="string">
            <text:p>End nbr 99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1 sur 3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office:value-type="string" calcext:value-type="string">
            <text:p>90% manque premiere phrase et lien en trop a la fin</text:p>
          </table:table-cell>
          <table:table-cell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nbr left 90%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6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2" table:style-name="ce6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10" table:number-rows-spanned="1">
            <text:p>JAVASCRIPT</text:p>
          </table:table-cell>
          <table:covered-table-cell table:number-columns-repeated="9" table:style-name="ce2"/>
          <table:table-cell table:number-columns-repeated="1014"/>
        </table:table-row>
        <table:table-row table:style-name="ro3">
          <table:table-cell table:style-name="ce2" office:value-type="string" calcext:value-type="string">
            <text:p>DOCUMENTS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ésumé</text:p>
          </table:table-cell>
          <table:table-cell table:style-name="ce2" office:value-type="string" calcext:value-type="string">
            <text:p>Introduction</text:p>
          </table:table-cell>
          <table:table-cell table:style-name="ce2" office:value-type="string" calcext:value-type="string">
            <text:p>Corps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Biblio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[0] Alexandrov_2015_A_Modified_Tripartite_Model_for_Document_Representation_in_Internet_Sociology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1] Doyle_2005_Automatic_Categorization_of_Author_Gender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2] Furui_2004_Speech-to-text_and_speech-to-speech_summarization_of_spontaneous_speech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Phrase du dessous en trop</text:p>
          </table:table-cell>
          <table:table-cell table:style-name="ce6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Failed mix</text:p>
          </table:table-cell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 table:number-columns-repeated="1014"/>
        </table:table-row>
        <table:table-row table:style-name="ro3">
          <table:table-cell table:style-name="ce3" office:value-type="string" calcext:value-type="string">
            <text:p>[4] Levner_2007_Fuzzifying_clustering_algorithms_The_case_study_of_MajorClust.pdf</text:p>
          </table:table-cell>
          <table:table-cell table:style-name="ce6"/>
          <table:table-cell table:style-name="ce5" office:value-type="percentage" office:value="0" calcext:value-type="percentage">
            <text:p>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3" office:value-type="string" calcext:value-type="string">
            <text:p>[5] Lin_2004_Rouge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Manque Rouge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6] Metsis_2006_Spam_filtering_with_naive_bayes-which_naive_bayes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7] Mikolov_2013_Distributed_representations_of_words_and_phrases_and_their_compositionality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6"/>
          <table:table-cell table:number-columns-repeated="2"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8] Torres-Moreno_2012_Artex_is_another_text_summarizer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table:style-name="ce6" office:value-type="string" calcext:value-type="string">
            <text:p>Manque Artex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1015"/>
        </table:table-row>
        <table:table-row table:style-name="ro3">
          <table:table-cell table:style-name="ce3" office:value-type="string" calcext:value-type="string">
            <text:p>[9] Vanderwende_2007_Beyond_SumBasic.pdf</text:p>
          </table:table-cell>
          <table:table-cell table:style-name="ce6"/>
          <table:table-cell table:style-name="ce5" office:value-type="percentage" office:value="1" calcext:value-type="percentage">
            <text:p>100,00%</text:p>
          </table:table-cell>
          <table:table-cell office:value-type="string" calcext:value-type="string">
            <text:p>Phrase du dessus en trop</text:p>
          </table:table-cell>
          <table:table-cell table:style-name="ce6"/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0/00/0000</text:date>, <text:time style:data-style-name="N2" text:time-value="17:07:57.435557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7M15S</meta:editing-duration>
    <meta:editing-cycles>79</meta:editing-cycles>
    <meta:generator>LibreOffice/5.1.6.2$Linux_X86_64 LibreOffice_project/10m0$Build-2</meta:generator>
    <dc:date>2019-12-09T17:10:12.983968025</dc:date>
    <dc:creator>yanis labrak</dc:creator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